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transparent"/>
      <style:text-properties style:font-name="Calibri" style:font-name-asian="Calibri" style:font-name-complex="Calibri"/>
    </style:style>
    <style:style style:name="ce3" style:family="table-cell" style:parent-style-name="Default" style:data-style-name="N0">
      <style:table-cell-properties fo:background-color="transparent"/>
    </style:style>
    <style:style style:name="ce4" style:family="table-cell" style:parent-style-name="Default" style:data-style-name="N0">
      <style:table-cell-properties style:vertical-align="automatic" fo:wrap-option="wrap" fo:background-color="transparent"/>
      <style:text-properties style:font-name="Calibri" style:font-name-asian="Calibri" style:font-name-complex="Calibri"/>
    </style:style>
    <style:style style:name="ce5" style:family="table-cell" style:parent-style-name="Default" style:data-style-name="N0">
      <style:text-properties style:font-name="Calibri" style:font-name-asian="Calibri" style:font-name-complex="Calibri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33.9301666666667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5.6pt" style:use-optimal-row-height="true" fo:break-before="auto"/>
    </style:style>
    <style:style style:name="ro3" style:family="table-row">
      <style:table-row-properties style:row-height="30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Palavra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al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mare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mi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nti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ss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zu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ix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ni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ran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pa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sta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e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inê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la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pri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t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fer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fíci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c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or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cu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tra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áci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mo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li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r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es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ran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gu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mporta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u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v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m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n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v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n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tur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g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rm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v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brig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óti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ss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que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b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rtuguê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ssíve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ci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incip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i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impáti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impl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zi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is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últi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rme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v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go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í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in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manhã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ena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qu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ssi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té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sta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á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masi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po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pres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mbo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t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tret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nalm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eralm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j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men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á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á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ng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no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s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ui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rmalm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un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rt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u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imei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s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pidam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mp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i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ó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bretu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lve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mbé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r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qu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n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ó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lá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bóbo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bra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bri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ç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id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çú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dul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gos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águ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ju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de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egr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mo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tu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u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miz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m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nim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artame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áre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már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ro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ti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árvo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tenç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tivid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t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u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ut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v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veni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vi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vô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zei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calha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ir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rb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r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ru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ta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bé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bi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iji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icicle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if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ilhe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a-tar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m-d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ne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ne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ra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rinque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ura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beç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be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der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fé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l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mi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mi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m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nç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ne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rnav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rn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r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r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s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sta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va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bo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nou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nt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rtez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é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av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ei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ocola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ouri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uv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id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igar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ine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li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lub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e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i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leg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lh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bo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i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p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cur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sul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ver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aç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zi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re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rianç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uid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ur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a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sculp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spor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u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zemb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nhei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rei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enç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min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ut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mpre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tra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quip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co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pa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pe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tuda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tu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u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xemp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míl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ri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ij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i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éria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l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n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l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l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rç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r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rmig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r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as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u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u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un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utebo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utu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a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a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e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s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ru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uer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istór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m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rár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r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spit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te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d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de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l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mag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íc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ver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rm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anei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ane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ardi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ogad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o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ov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u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u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gu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i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n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t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íngu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v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c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j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u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u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u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u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ca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dei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mã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nei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nhã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nteig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áqui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r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r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rgari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ri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eri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édi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ni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ê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t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inu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me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nta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r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s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ulh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un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use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úsi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t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turez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v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i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tíc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vemb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úme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uv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b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rig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s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uto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utub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v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d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í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lav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ne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pe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e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ássa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s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é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d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ix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l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gun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sso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lane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lan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ó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líc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r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v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a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a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s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imave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i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ble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du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fess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gra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r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eij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in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ád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parig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pa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po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z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cei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gi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pei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po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taura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vi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oup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u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áb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b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pa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rdi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ú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ma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m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nh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rvi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temb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ít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ld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p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r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u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u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pe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r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levis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mperatu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m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r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x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aba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on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ur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r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v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al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n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nded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r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rd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ag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íde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zi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ol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ont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o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zo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in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z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i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t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gun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rcei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ê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t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s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ura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t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b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gué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gu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quel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qui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r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s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s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s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nhu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ingué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n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ut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rquê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ópr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lqu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u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úni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br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ab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onte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or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redi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do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grade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ju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moç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n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an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are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ren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ranj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ru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ti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b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rin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a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e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o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o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lo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eç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p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he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tinu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ver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r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stu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zin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res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ui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us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anç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cid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i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ix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mo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s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sculp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z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rm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ch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cont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gan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t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tre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vi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colh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con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pe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que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tu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l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l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z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c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r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ug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an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as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s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ri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uar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a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ve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a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o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u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av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mb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va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v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mp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u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n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n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x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rr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st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u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s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fere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l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uv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e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t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s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sse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d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n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ceb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gu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ô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ci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pa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cu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ux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er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ceb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pet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pi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pon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b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l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gu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nt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rv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b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fr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n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rr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ub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rn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abal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a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az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n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st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si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o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oltar</text:p>
          </table:table-cell>
          <table:table-cell table:number-columns-repeated="16383"/>
        </table:table-row>
        <table:table-row table:number-rows-repeated="1047863" table:style-name="ro1">
          <table:table-cell table:number-columns-repeated="16384"/>
        </table:table-row>
      </table:table>
      <table:table table:name="ExpressoesAcento" table:style-name="ta2">
        <table:table-column table:style-name="co2" table:default-cell-style-name="ce3"/>
        <table:table-column table:style-name="co1" table:number-columns-repeated="3" table:default-cell-style-name="ce1"/>
        <table:table-column table:style-name="co1" table:number-columns-repeated="6" table:default-cell-style-name="ce3"/>
        <table:table-column table:style-name="co1" table:number-columns-repeated="16374" table:default-cell-style-name="ce1"/>
        <table:table-row table:style-name="ro1">
          <table:table-cell office:value-type="string" table:style-name="ce2">
            <text:p>(?=(b|c|ç|d|f|gu|g|ch|nh|lh|j|l|m|n|p|qu|rr|ss|t|v|x|z|pr|br|tr|dr|cr|gr|fr|vr|pl|bl|cl|gl|fl)[áàâãéèêíìîóòôúùû]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pbtdcgfvr])(?=r[áàâãéèêíìîóòôúùû]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s)(?=s[áàâãéèêíìîóòôúùû]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=^[áàâéèêíìîóòôúùû]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=[aeiou])(?=(ão)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5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=a)(?=[íú]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6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=(b|c|ç|d|f|gu|g|ch|nh|lh|j|m|n|p|q|qu|rr|ss|t|v|x|z|pr|br|tr|dr|cr|gr|fr|vr|pl|bl|cl|gl|fl)(a|e|i|o|u|ei|oi|ui|ao|au|eu|iu)[rlsz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7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[áàãâéèêíìîóòõôúùû]<text:span text:style-name="T2">.*</text:span>)(?&lt;![pbtdcgfvr])(?=r(a|e|i|o|u|ei|oi|ui|ao|au|eu|iu|ou)[rlsz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8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[áàãâéèêíìîóòõôúùû]<text:span text:style-name="T2">.*</text:span>)(?&lt;![pbtdcgfv])(?=l(a|e|i|o|u|ei|oi|ui|ao|au|eu|iu|ou)[rlsz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9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[áàãâéèêíìîóòõôúùû]<text:span text:style-name="T2">.*</text:span>)(?&lt;!s)(?=s(a|e|i|o|u|ei|oi|ui|ao|au|eu|iu|ou)[rlsz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0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[áàãâéèêíìîóòõôúùû]<text:span text:style-name="T2">.*</text:span>)(?=^[aeiou][rlsz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1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[áàãâéèêíìîóòõôúùû]<text:span text:style-name="T2">.*</text:span>)(?=(b|c|ç|d|f|gu|g|ch|nh|lh|j|m|n|p|qu|rr|ss|t|v|x|z|pr|br|tr|dr|cr|gr|fr|vr|pl|bl|cl|gl|fl)ais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2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[áàãâéèêíìîóòõôúùû]<text:span text:style-name="T2">.*</text:span>)(?&lt;=a)(?=i[r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3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[áàãâéèêíìîóòõôúùû]<text:span text:style-name="T2">.*</text:span>)(?&lt;=[ieo])(?=[aeo][rszl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4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[áàãâéèêíìîóòõôúùû]<text:span text:style-name="T2">.*</text:span>)(?&lt;=[bcçdfhjklmnpsrtvxwz]u)(?=a[rszl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5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[áàãâéèêíìîóòõôúùû]<text:span text:style-name="T2">.*</text:span>)(?=(b|c|ç|d|f|gu|g|ch|nh|lh|j|m|n|p|qu|rr|ss|t|v|x|z|pr|br|tr|dr|cr|gr|fr|vr|pl|bl|cl|gl|fl)(ai|ei|oi|ui|ao|au|eu|iu|ou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6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[áàãâéèêíìîóòõôúùû]<text:span text:style-name="T2">.*</text:span>)(?&lt;![pbtdcgfvr])(?=r(ai|ei|oi|ui|ao|au|eu|iu|ou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7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&lt;!s)(?=s(ai|ei|oi|ui|ao|au|eu|iu|ou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8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=^(ai|ei|oi|ui|au|eu|iu|ou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9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=(b|c|ç|d|f|gu|g|ch|nh|lh|j|m|n|p|qu|rr|ss|t|v|x|z|pr|br|tr|dr|cr|gr|fr|vr|pl|bl|cl|gl|fl)[aiou][m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0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=^[hlrs][aiou][m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1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=^(b|c|ç|d|f|gu|g|ch|j|m|n|p|qu|r|s|t|v|x|z|pr|br|tr|dr|cr|gr|fr|vr|pl|bl|cl|gl|fl)(em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2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=(b|c|ç|d|f|gu|g|ch|nh|lh|j|l|m|n|p|qu|r|rr|s|ss|t|v|x|z|pr|br|tr|dr|cr|gr|fr|vr|pl|bl|cl|gl|fl)[i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3</text:p>
          </table:table-cell>
          <table:table-cell table:number-columns-repeated="16381" table:style-name="ce3"/>
        </table:table-row>
        <table:table-row table:style-name="ro3">
          <table:table-cell office:value-type="string" table:style-name="ce4">
            <text:p>(?&lt;![áàãâéèêíìîóòõôúùû]<text:span text:style-name="T2">.*</text:span>)(?=(b|c|ç|d|f|gu|g|ch|nh|lh|j|m|n|p|qu|rr|ss|t|v|x|z|pr|br|tr|dr|cr|gr|fr|vr|pl|bl|cl|gl|fl)(a|e|i|o|u|ai|ei|oi|ui|ao|au|eu|iu|ou)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4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[áàãâéèêíìîóòõôúùû]<text:span text:style-name="T2">.*</text:span>)(?&lt;![pbtdcgfvr])(?=r(a|e|i|o|u|ai|ei|oi|ui|ao|au|eu|iu|ou)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5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[áàãâéèêíìîóòõôúùû]<text:span text:style-name="T2">.*</text:span>)(?&lt;![pbtdcgfv])(?=l(a|e|i|o|u|ai|ei|oi|ui|ao|au|eu|iu|ou)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6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[áàãâéèêíìîóòõôúùû]<text:span text:style-name="T2">.*</text:span>)(?&lt;!s)(?=s(a|e|i|o|u|ai|ei|oi|ui|ao|au|eu|iu|ou)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7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[áàãâéèêíìîóòõôúùû]<text:span text:style-name="T2">.*</text:span>)(?&lt;![cln])(?=h(a|e|i|o|u|ai|ei|oi|ui|ao|au|eu|iu|ou)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8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[áàãâéèêíìîóòõôúùû]<text:span text:style-name="T2">.*</text:span>)(?=(b|c|ç|d|f|gu|g|ch|nh|lh|j|m|n|p|qu|rr|ss|t|v|x|z|pr|br|tr|dr|cr|gr|fr|vr|pl|bl|cl|gl|fl)(a|e|i|o|u|ai|ei|oi|ui|ao|au|eu|iu|ou)[lrsx](b|c|ç|d|f|gu|g|ch|nh|lh|j|m|n|p|qu|rr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9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=(b|c|ç|d|f|gu|g|ch|nh|lh|j|m|n|p|qu|rr|ss|t|v|x|z|pr|br|tr|dr|cr|gr|fr|vr|pl|bl|cl|gl|fl)(a|e|i|o|u|ai|ei|oi|ui|ao|au|eu|iu|ou)[r][ls]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0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[áàãâéèêíìîóòõôúùû]<text:span text:style-name="T2">.*</text:span>)(?&lt;![pbtdcgfv])(?=l(a|e|i|o|u|ai|ei|oi|ui|ao|au|eu|iu|ou)[lrs](b|c|ç|d|f|gu|g|ch|nh|lh|j|m|n|p|qu|rr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1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[áàãâéèêíìîóòõôúùû]<text:span text:style-name="T2">.*</text:span>)(?&lt;!s)(?=s(a|e|i|o|u|ai|ei|oi|ui|ao|au|eu|iu|ou)[lrs](b|c|ç|d|f|gu|g|ch|nh|lh|j|m|n|p|qu|rr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2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[áàãâéèêíìîóòõôúùû]<text:span text:style-name="T2">.*</text:span>)(?&lt;![cln])(?=h(a|e|i|o|u|ai|ei|oi|ui|ao|au|eu|iu|ou)[lrs](b|c|ç|d|f|gu|g|ch|nh|lh|j|m|n|p|qu|rr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3</text:p>
          </table:table-cell>
          <table:table-cell table:number-columns-repeated="16381" table:style-name="ce3"/>
        </table:table-row>
        <table:table-row table:style-name="ro3">
          <table:table-cell office:value-type="string" table:style-name="ce4">
            <text:p>(?&lt;![áàãâéèêíìîóòõôúùû]<text:span text:style-name="T2">.*</text:span>)(?=(b|c|ç|d|f|gu|g|ch|nh|lh|j|m|n|p|qu|rr|ss|t|v|x|z|pr|br|tr|dr|cr|gr|fr|vr|pl|bl|cl|gl|fl)[aeiou][mn]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4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4">
            <text:p>(?&lt;![áàãâéèêíìîóòõôúùû]<text:span text:style-name="T2">.*</text:span>)(?&lt;![pbtdcgfvr])(?=r[aeiou][mn]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5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[áàãâéèêíìîóòõôúùû]<text:span text:style-name="T2">.*</text:span>)(?&lt;![pbtdcgfv])(?=l[aeiou][mn]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6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[áàãâéèêíìîóòõôúùû]<text:span text:style-name="T2">.*</text:span>)(?&lt;!s)(?=s[aeiou][mn]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7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=(b|c|ç|d|f|gu|g|ch|nh|lh|j|m|n|p|qu|rr|ss|t|v|x|z|pr|br|tr|dr|cr|gr|fr|vr|pl|bl|cl|gl|fl)(ai|ei|oi|ui|ao|au|eu|iu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8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=(b|c|ç|d|f|gu|g|ch|nh|lh|j|m|n|l|p|qu|rr|ss|t|v|x|z|pr|br|tr|dr|cr|gr|fr|vr|pl|bl|cl|gl|fl)[ieo]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9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&lt;![pbtdcgfvr])(?=r[ieo]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0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&lt;![pbtdcgfvr])(?=r[u]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1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&lt;![pbtdcgfv])(?=l[u]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2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=^(a|e|i|o|u|ai|ei|oi|ui|ao|au|eu|iu|ou)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3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=^(a|e|i|o|u|ai|ei|oi|ui|ao|au|eu|iu|ou)[lrs]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4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=^[aeiou][mn]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5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&lt;=[ieo])(?=[aeo]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6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&lt;=[aeio])(?=[aeiou][mn]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7</text:p>
          </table:table-cell>
          <table:table-cell table:number-columns-repeated="16381" table:style-name="ce3"/>
        </table:table-row>
        <table:table-row table:style-name="ro3">
          <table:table-cell office:value-type="string" table:style-name="ce4">
            <text:p>(?&lt;![áàãâéèêíìîóòõôúùû]<text:span text:style-name="T2">.*</text:span>)(?=(b|c|ç|d|f|gu|g|ch|nh|lh|j|m|n|p|qu|rr|ss|t|v|x|z|pr|br|tr|dr|cr|gr|fr|vr|pl|bl|cl|gl|fl)(a|e|i|o|u|ai|ei|oi|ui|ao|au|eu|iu|ou)(b|c|ç|d|f|gu|g|ch|nh|lh|j|l|m|n|p|qu|r|rr|s|ss|t|v|x|z|pr|br|tr|dr|cr|gr|fr|vr|pl|bl|cl|gl|fl)(em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8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&lt;![pbtdcgfvr])(?=r(a|e|i|o|u|ai|ei|oi|ui|ao|au|eu|iu|ou)(b|c|ç|d|f|gu|g|ch|nh|lh|j|l|m|n|p|qu|r|rr|s|ss|t|v|x|z|pr|br|tr|dr|cr|gr|fr|vr|pl|bl|cl|gl|fl)(em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9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&lt;![pbtdcgfv])(?=l(a|e|i|o|u|ai|ei|oi|ui|ao|au|eu|iu|ou)(b|c|ç|d|f|gu|g|ch|nh|lh|j|l|m|n|p|qu|r|rr|s|ss|t|v|x|z|pr|br|tr|dr|cr|gr|fr|vr|pl|bl|cl|gl|fl)(em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50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&lt;!s)(?=s(a|e|i|o|u|ai|ei|oi|ui|ao|au|eu|iu|ou)(b|c|ç|d|f|gu|g|ch|nh|lh|j|l|m|n|p|qu|r|rr|s|ss|t|v|x|z|pr|br|tr|dr|cr|gr|fr|vr|pl|bl|cl|gl|fl)(em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51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&lt;![cln])(?=h(a|e|i|o|u|ai|ei|oi|ui|ao|au|eu|iu|ou)(b|c|ç|d|f|gu|g|ch|nh|lh|j|l|m|n|p|qu|r|rr|s|ss|t|v|x|z|pr|br|tr|dr|cr|gr|fr|vr|pl|bl|cl|gl|fl)(em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52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&lt;=[ieo])(?=[aeo](b|c|ç|d|f|gu|g|ch|nh|lh|j|l|m|n|p|qu|r|rr|s|ss|t|v|x|z|pr|br|tr|dr|cr|gr|fr|vr|pl|bl|cl|gl|fl)(em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53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=^(ah|oh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54</text:p>
          </table:table-cell>
          <table:table-cell table:number-columns-repeated="16381" table:style-name="ce3"/>
        </table:table-row>
        <table:table-row table:style-name="ro1">
          <table:table-cell table:number-columns-repeated="2" table:style-name="ce2"/>
          <table:table-cell table:number-columns-repeated="16382" table:style-name="ce3"/>
        </table:table-row>
        <table:table-row table:style-name="ro1">
          <table:table-cell table:style-name="ce3"/>
          <table:table-cell table:style-name="ce5"/>
          <table:table-cell table:number-columns-repeated="2" table:style-name="ce1"/>
          <table:table-cell table:number-columns-repeated="16380"/>
        </table:table-row>
        <table:table-row table:number-rows-repeated="1048520" table:style-name="ro1">
          <table:table-cell table:number-columns-repeated="16384"/>
        </table:table-row>
      </table:table>
      <table:database-ranges>
        <table:database-range table:target-range-address="Palavras.A1:Palavras.A713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827</meta:generator>
    <dc:creator>Leonor Martins</dc:creator>
    <dc:date>2025-06-17T10:54:46Z</dc:date>
  </office:meta>
</office:document-meta>
</file>